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274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fo:min-height="0.47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113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style:paragraph-properties fo:text-align="center"/>
      <style:text-properties fo:font-size="9pt"/>
    </style:style>
    <style:style style:name="P6" style:family="paragraph">
      <loext:graphic-properties draw:fill="none" draw:fill-color="#ffffff"/>
      <style:paragraph-properties fo:text-align="center"/>
      <style:text-properties fo:font-size="9pt" style:font-size-asian="6pt" style:font-size-complex="6pt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size-asian="6pt" style:font-size-complex="6pt"/>
    </style:style>
    <style:style style:name="T4" style:family="text">
      <style:text-properties fo:color="#729fcf" style:font-size-asian="6pt" style:font-size-complex="6pt"/>
    </style:style>
    <style:style style:name="T5" style:family="text">
      <style:text-properties fo:color="#5983b0" style:font-size-asian="6pt" style:font-size-complex="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286cm" svg:height="1.558cm" svg:x="1.507cm" svg:y="2.124cm">
          <draw:text-box>
            <text:p text:style-name="P1"><text:span text:style-name="T1">Draco Header</text:span></text:p>
          </draw:text-box>
        </draw:frame>
        <draw:frame draw:style-name="gr1" draw:text-style-name="P2" draw:layer="layout" svg:width="2.413cm" svg:height="1.558cm" svg:x="3.793cm" svg:y="2.124cm">
          <draw:text-box>
            <text:p text:style-name="P1"><text:span text:style-name="T1">Metadata</text:span></text:p>
          </draw:text-box>
        </draw:frame>
        <draw:frame draw:style-name="gr1" draw:text-style-name="P2" draw:layer="layout" svg:width="3.556cm" svg:height="1.558cm" svg:x="10.524cm" svg:y="2.124cm">
          <draw:text-box>
            <text:p text:style-name="P1"><text:span text:style-name="T1">Attributes</text:span></text:p>
          </draw:text-box>
        </draw:frame>
        <draw:frame draw:style-name="gr1" draw:text-style-name="P2" draw:layer="layout" svg:width="4.318cm" svg:height="1.558cm" svg:x="6.205cm" svg:y="2.124cm">
          <draw:text-box>
            <text:p text:style-name="P1"><text:span text:style-name="T1">Connectivity</text:span></text:p>
          </draw:text-box>
        </draw:frame>
        <draw:line draw:style-name="gr2" draw:text-style-name="P1" draw:layer="layout" svg:x1="1.506cm" svg:y1="1.651cm" svg:x2="3.792cm" svg:y2="1.651cm">
          <text:p/>
        </draw:line>
        <draw:frame draw:style-name="gr3" draw:text-style-name="P4" draw:layer="layout" svg:width="2.032cm" svg:height="0.963cm" svg:x="1.833cm" svg:y="0.775cm">
          <draw:text-box>
            <text:p text:style-name="P3"><text:span text:style-name="T2">11-byte header</text:span></text:p>
          </draw:text-box>
        </draw:frame>
        <draw:frame draw:style-name="gr3" draw:text-style-name="P4" draw:layer="layout" svg:width="2.54cm" svg:height="0.963cm" svg:x="3.921cm" svg:y="0.746cm">
          <draw:text-box>
            <text:p text:style-name="P3"><text:span text:style-name="T2">varying-byte Length</text:span></text:p>
          </draw:text-box>
        </draw:frame>
        <draw:line draw:style-name="gr2" draw:text-style-name="P1" draw:layer="layout" svg:x1="3.792cm" svg:y1="1.651cm" svg:x2="6.205cm" svg:y2="1.651cm">
          <text:p/>
        </draw:line>
        <draw:frame draw:style-name="gr4" draw:text-style-name="P6" draw:layer="layout" svg:width="3.172cm" svg:height="1.397cm" svg:x="1.003cm" svg:y="5.318cm">
          <draw:text-box>
            <text:p text:style-name="P5"><text:span text:style-name="T3">Draco string</text:span></text:p>
            <text:p text:style-name="P5"><text:span text:style-name="T3">(</text:span><text:span text:style-name="T4">u</text:span><text:span text:style-name="T5">int8[5]</text:span><text:span text:style-name="T3">)</text:span></text:p>
            <text:p text:style-name="P5"><text:span text:style-name="T3">“</text:span><text:span text:style-name="T3">DRACO”</text:span></text:p>
          </draw:text-box>
        </draw:frame>
        <draw:frame draw:style-name="gr4" draw:text-style-name="P6" draw:layer="layout" svg:width="1.905cm" svg:height="1.397cm" svg:x="4.175cm" svg:y="5.318cm">
          <draw:text-box>
            <text:p text:style-name="P5"><text:span text:style-name="T3">Major version</text:span></text:p>
            <text:p text:style-name="P5"><text:span text:style-name="T6">(</text:span><text:span text:style-name="T4">u</text:span><text:span text:style-name="T5">int8</text:span><text:span text:style-name="T3">)</text:span></text:p>
          </draw:text-box>
        </draw:frame>
        <draw:frame draw:style-name="gr4" draw:text-style-name="P6" draw:layer="layout" svg:width="1.905cm" svg:height="1.397cm" svg:x="6.08cm" svg:y="5.318cm">
          <draw:text-box>
            <text:p text:style-name="P5"><text:span text:style-name="T3">Minor version</text:span></text:p>
            <text:p text:style-name="P5"><text:span text:style-name="T6">(</text:span><text:span text:style-name="T4">u</text:span><text:span text:style-name="T5">int8</text:span><text:span text:style-name="T3">)</text:span></text:p>
          </draw:text-box>
        </draw:frame>
        <draw:frame draw:style-name="gr4" draw:text-style-name="P6" draw:layer="layout" svg:width="1.905cm" svg:height="1.397cm" svg:x="7.985cm" svg:y="5.318cm">
          <draw:text-box>
            <text:p text:style-name="P5"><text:span text:style-name="T3">Encode type</text:span></text:p>
            <text:p text:style-name="P5"><text:span text:style-name="T6">(</text:span><text:span text:style-name="T4">u</text:span><text:span text:style-name="T5">int8</text:span><text:span text:style-name="T3">)</text:span></text:p>
          </draw:text-box>
        </draw:frame>
        <draw:frame draw:style-name="gr4" draw:text-style-name="P6" draw:layer="layout" svg:width="2.158cm" svg:height="1.397cm" svg:x="9.889cm" svg:y="5.318cm">
          <draw:text-box>
            <text:p text:style-name="P5"><text:span text:style-name="T3">Encode method</text:span></text:p>
            <text:p text:style-name="P5"><text:span text:style-name="T6">(</text:span><text:span text:style-name="T4">u</text:span><text:span text:style-name="T5">int8</text:span><text:span text:style-name="T3">)</text:span></text:p>
          </draw:text-box>
        </draw:frame>
        <draw:frame draw:style-name="gr4" draw:text-style-name="P6" draw:layer="layout" svg:width="2.158cm" svg:height="1.397cm" svg:x="12.048cm" svg:y="5.318cm">
          <draw:text-box>
            <text:p text:style-name="P5"><text:span text:style-name="T3">flags</text:span></text:p>
            <text:p text:style-name="P5"><text:span text:style-name="T6">(</text:span><text:span text:style-name="T4">u</text:span><text:span text:style-name="T5">int16</text:span><text:span text:style-name="T3">)</text:span></text:p>
          </draw:text-box>
        </draw:frame>
        <draw:line draw:style-name="gr5" draw:text-style-name="P7" draw:layer="layout" svg:x1="1.001cm" svg:y1="5.333cm" svg:x2="1.509cm" svg:y2="3.682cm">
          <text:p/>
        </draw:line>
        <draw:line draw:style-name="gr5" draw:text-style-name="P7" draw:layer="layout" svg:x1="3.792cm" svg:y1="3.682cm" svg:x2="14.208cm" svg:y2="5.318cm">
          <text:p/>
        </draw:line>
        <draw:line draw:style-name="gr2" draw:text-style-name="P1" draw:layer="layout" svg:x1="6.223cm" svg:y1="1.651cm" svg:x2="10.541cm" svg:y2="1.651cm">
          <text:p/>
        </draw:line>
        <draw:line draw:style-name="gr2" draw:text-style-name="P1" draw:layer="layout" svg:x1="10.541cm" svg:y1="1.651cm" svg:x2="14.097cm" svg:y2="1.651cm">
          <text:p/>
        </draw:line>
        <draw:frame draw:style-name="gr3" draw:text-style-name="P4" draw:layer="layout" svg:width="2.54cm" svg:height="0.963cm" svg:x="7.096cm" svg:y="0.746cm">
          <draw:text-box>
            <text:p text:style-name="P3"><text:span text:style-name="T2">varying-byte Length</text:span></text:p>
          </draw:text-box>
        </draw:frame>
        <draw:frame draw:style-name="gr3" draw:text-style-name="P4" draw:layer="layout" svg:width="2.54cm" svg:height="0.963cm" svg:x="11.16cm" svg:y="0.746cm">
          <draw:text-box>
            <text:p text:style-name="P3"><text:span text:style-name="T2">varying-byte Length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1T15:33:52.167000000</meta:creation-date>
    <dc:date>2019-11-25T16:45:11.630000000</dc:date>
    <meta:editing-duration>PT9M1S</meta:editing-duration>
    <meta:editing-cycles>6</meta:editing-cycles>
    <meta:generator>LibreOffice/6.3.3.2$Windows_X86_64 LibreOffice_project/a64200df03143b798afd1ec74a12ab50359878ed</meta:generator>
    <meta:document-statistic meta:object-count="20"/>
  </office:meta>
</office:document-meta>
</file>